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mk" fo:country="MK" officeooo:rsid="000a5c20" officeooo:paragraph-rsid="000a5c20"/>
    </style:style>
    <style:style style:name="P2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T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во барање:</text:p>
      <text:p text:style-name="P2"><text:span text:style-name="T1">if </text:span><text:span text:style-name="T2">clickedButton </text:span><text:span text:style-name="T1">and </text:span><text:span text:style-name="T2">clickedButton == pattern[</text:span><text:span text:style-name="T3">len</text:span><text:span text:style-name="T2">(pattern) - </text:span><text:span text:style-name="T4">1 </text:span><text:span text:style-name="T2">- currentStep]:</text:span><text:span text:style-name="T2"/></text:p>
      <text:p text:style-name="P1"/>
      <text:p text:style-name="P1">Го сменив <text:span text:style-name="T5">if </text:span>условот кој проверуваше дали е притиснато точното копче во проверка дали е притиснато соодветното копче од крајот на секвенцата</text:p>
      <text:p text:style-name="P1"/>
      <text:p text:style-name="P1">Второ барање:</text:p>
      <text:p text:style-name="P2"><text:span text:style-name="T2">patternChanges += </text:span><text:span text:style-name="T4">1<text:line-break/></text:span><text:span text:style-name="T1">if </text:span><text:span text:style-name="T2">patternChanges % </text:span><text:span text:style-name="T4">10 </text:span><text:span text:style-name="T2">== </text:span><text:span text:style-name="T4">0</text:span><text:span text:style-name="T2">:<text:line-break/> <text:s text:c="3"/>TIMEOUT = </text:span><text:span text:style-name="T3">max</text:span><text:span text:style-name="T2">(</text:span><text:span text:style-name="T4">3</text:span><text:span text:style-name="T2">, TIMEOUT - </text:span><text:span text:style-name="T4">1</text:span><text:span text:style-name="T2">)</text:span><text:span text:style-name="T2"/></text:p>
      <text:p text:style-name="P1"/>
      <text:p text:style-name="P1">Креирана е променливата која брои колку промени се случиле (инизијализирана е пред главниот циклус на играта). Потоа доколку бројот на промени е деллив со 10, се намалува тајмаутот, со минимум од 3. (Доколку <text:span text:style-name="T5">TIMEOUT -1</text:span> врати резултат помал од 3, тајматутот ќе се сетира на 3).</text:p>
      <text:p text:style-name="P1"/>
      <text:p text:style-name="P1">Трето барање: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1T23:10:09.622000000</meta:creation-date>
    <dc:date>2024-02-12T00:08:13.554000000</dc:date>
    <meta:editing-duration>PT58M4S</meta:editing-duration>
    <meta:editing-cycles>1</meta:editing-cycles>
    <meta:document-statistic meta:table-count="0" meta:image-count="0" meta:object-count="0" meta:page-count="1" meta:paragraph-count="7" meta:word-count="99" meta:character-count="614" meta:non-whitespace-character-count="518"/>
    <meta:generator>LibreOffice/7.5.1.2$Windows_X86_64 LibreOffice_project/fcbaee479e84c6cd81291587d2ee68cba099e129</meta:generator>
  </office:meta>
</office:document-meta>
</file>